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/>
    </style:style>
    <style:style style:name="P3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/>
      <style:text-properties fo:font-size="13pt" style:font-size-asian="13pt" style:font-size-complex="13pt"/>
    </style:style>
    <style:style style:name="P5" style:family="paragraph" style:parent-style-name="Standard">
      <style:paragraph-properties fo:line-height="115%"/>
      <style:text-properties fo:font-size="13pt" fo:font-weight="bold" officeooo:rsid="000b7537" officeooo:paragraph-rsid="000b7537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15%"/>
      <style:text-properties fo:font-size="13pt" fo:font-weight="normal" officeooo:rsid="000b7537" officeooo:paragraph-rsid="000b7537" style:font-size-asian="13pt" style:font-weight-asian="normal" style:font-size-complex="13pt" style:font-weight-complex="normal"/>
    </style:style>
    <style:style style:name="T1" style:family="text">
      <style:text-properties officeooo:rsid="000b7537"/>
    </style:style>
    <style:style style:name="T2" style:family="text">
      <style:text-properties fo:font-size="20pt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adrões de Projetos</text:span> </text:p>
      <text:p text:style-name="P1"/>
      <text:p text:style-name="P4">Soluções de alto nível que já estão prontas, pensadas, testadas e aprovadas para solucionar problemas frequentes na programação em Sistemas.</text:p>
      <text:p text:style-name="P4"><text:span text:style-name="T1">Em </text:span>1995, <text:span text:style-name="T1">Surge o 1° Livro: “Padrões de Design”.</text:span></text:p>
      <text:p text:style-name="P4">Um padrão fornece uma descrição abstrata de um problema como um arranjo geral de classes e objetos</text:p>
      <text:p text:style-name="P4"/>
      <text:p text:style-name="P3"><text:span text:style-name="T1">Tipos de </text:span>Padrão de projeto</text:p>
      <text:p text:style-name="P4">1° Nome</text:p>
      <text:p text:style-name="P4">vocabulario comum, facilitando comunicação</text:p>
      <text:p text:style-name="P4">2° Problema</text:p>
      <text:p text:style-name="P4">Em qual contexto aplicar</text:p>
      <text:p text:style-name="P4">3° Solução</text:p>
      <text:p text:style-name="P4">Elementos e Relacionamentos, responsabilidades e colaborações</text:p>
      <text:p text:style-name="P4">4° Consequências</text:p>
      <text:p text:style-name="P4">Vantagens e Desvantagens.</text:p>
      <text:p text:style-name="P4"/>
      <text:p text:style-name="P3">Padrões de Design</text:p>
      <text:p text:style-name="P4">Criação, Estrutural e Comportamental</text:p>
      <text:p text:style-name="P4"/>
      <text:p text:style-name="P5">Padrões de Criação:</text:p>
      <text:p text:style-name="P5"><text:span text:style-name="T3">Criação de Objetos, evitam problemas do uso do operador new e Encapsulam o conhecimento sobre quais classes concretas o sistema usa.</text:span></text:p>
      <text:p text:style-name="P5"><text:span text:style-name="T3"/></text:p>
      <text:p text:style-name="P5">Padrões Estruturais:</text:p>
      <text:p text:style-name="P6">Como as classes herdam umas das outras</text:p>
      <text:p text:style-name="P6">E como são compostas de outras classes</text:p>
      <text:p text:style-name="P6"/>
      <text:p text:style-name="P5">Padrões Comportamentais:<text:span text:style-name="T3"> </text:span></text:p>
      <text:p text:style-name="P5"><text:span text:style-name="T3">Atribuição de responsabilidades </text:span></text:p>
      <text:p text:style-name="P5"><text:span text:style-name="T3">Como objetos podem se comunicar entre s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3:14:42.631000000</meta:creation-date>
    <dc:date>2023-09-25T13:25:28.254000000</dc:date>
    <meta:editing-duration>PT10M48S</meta:editing-duration>
    <meta:editing-cycles>1</meta:editing-cycles>
    <meta:document-statistic meta:table-count="0" meta:image-count="0" meta:object-count="0" meta:page-count="1" meta:paragraph-count="23" meta:word-count="138" meta:character-count="925" meta:non-whitespace-character-count="807"/>
    <meta:generator>LibreOffice/7.6.1.2$Windows_X86_64 LibreOffice_project/f5defcebd022c5bc36bbb79be232cb6926d8f674</meta:generator>
  </office:meta>
</office:document-meta>
</file>